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roboto condensed" svg:font-family="'roboto condensed'"/>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Contents">
      <style:paragraph-properties fo:margin-left="0cm" fo:margin-right="0cm" fo:orphans="2" fo:widows="2" fo:text-indent="0cm" style:auto-text-indent="false"/>
    </style:style>
    <style:style style:name="P2"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3"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4"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5" style:family="paragraph" style:parent-style-name="_3c_l_3e_">
      <style:text-properties fo:font-style="normal" style:font-style-asian="normal" style:font-style-complex="normal"/>
    </style:style>
    <style:style style:name="T1" style:family="text">
      <style:text-properties fo:font-variant="normal" fo:text-transform="none" fo:color="#333333" style:font-name="roboto condensed" fo:font-size="10.5pt" fo:letter-spacing="normal" fo:font-style="normal" fo:font-weight="normal"/>
    </style:style>
    <style:style style:name="T2" style:family="text">
      <style:text-properties fo:font-variant="normal" fo:text-transform="none" fo:color="#333333" style:font-name="roboto condensed" fo:font-size="10.5pt" fo:letter-spacing="normal" fo:font-style="normal" style:text-underline-style="solid" style:text-underline-width="auto" style:text-underline-color="font-color" fo:font-weight="normal" fo:background-color="transparen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Times New Roman1"/>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s://gallica.bnf.fr/ark:/12148/bpt6k57236890/f3.image" text:style-name="Internet_20_link" text:visited-style-name="Visited_20_Internet_20_Link">https://gallica.bnf.fr/ark:/12148/bpt6k57236890/f3.image</text:a> </text:p>
      <text:p text:style-name="P4">Titre :  </text:p>
      <text:p text:style-name="P3">L'Orphée grotesque, avec le bal rustique. En vers burlesques. Premiere partie.</text:p>
      <text:p text:style-name="P4">Éditeur :  </text:p>
      <text:p text:style-name="P3">A Paris, chez Sebastien Martin, ruë S. Jean de Latran, prés le College royal, devant S. Benoist. M. DC. XLIX. Avec permission.</text:p>
      <text:p text:style-name="P4">Date d'édition :  </text:p>
      <text:p text:style-name="P3">1649</text:p>
      <text:p text:style-name="P4">Type :  </text:p>
      <text:p text:style-name="P3">monographie imprimée</text:p>
      <text:p text:style-name="P4">Langue :  </text:p>
      <text:p text:style-name="P3">français</text:p>
      <text:p text:style-name="P4">Format :  </text:p>
      <text:p text:style-name="P3"><text:bookmark text:name="descriptionCollapseChild"/>20 p. (sig. A-E2) ; in-4<draw:frame draw:style-name="fr1" draw:name="descriptionCollapseChild2" text:anchor-type="char" svg:width="0.041cm" draw:z-index="0"><draw:text-box fo:min-height="0.041cm"><text:p text:style-name="Text_20_body"/></draw:text-box></draw:frame></text:p>
      <text:p text:style-name="P4">Format :  </text:p>
      <text:p text:style-name="P3"><text:bookmark text:name="descriptionCollapseChild1"/>Nombre total de vues : 34<draw:frame draw:style-name="fr1" draw:name="descriptionCollapseChild21" text:anchor-type="char" svg:width="0.041cm" draw:z-index="1"><draw:text-box fo:min-height="0.041cm"><text:p text:style-name="Text_20_body"/></draw:text-box></draw:frame></text:p>
      <text:p text:style-name="P4">Description :  </text:p>
      <text:p text:style-name="P3"><text:bookmark text:name="descriptionCollapseChild2"/>[Mazarinade. 1649]<draw:frame draw:style-name="fr1" draw:name="descriptionCollapseChild22" text:anchor-type="char" svg:width="0.041cm" draw:z-index="2"><draw:text-box fo:min-height="0.041cm"><text:p text:style-name="Text_20_body"/></draw:text-box></draw:frame></text:p>
      <text:p text:style-name="P4">Description :  </text:p>
      <text:p text:style-name="P3"><text:bookmark text:name="descriptionCollapseChild3"/>Avec mode texte<draw:frame draw:style-name="fr1" draw:name="descriptionCollapseChild23" text:anchor-type="char" svg:width="0.041cm" draw:z-index="3"><draw:text-box fo:min-height="0.041cm"><text:p text:style-name="Text_20_body"/></draw:text-box></draw:frame></text:p>
      <text:p text:style-name="P4">Droits :  </text:p>
      <text:p text:style-name="P3">domaine public</text:p>
      <text:p text:style-name="P4">Identifiant :  </text:p>
      <text:p text:style-name="P1"><text:a xlink:type="simple" xlink:href="https://gallica.bnf.fr/ark:/12148/bpt6k57236890" office:target-frame-name="_blank" xlink:show="new" text:style-name="Internet_20_link" text:visited-style-name="Visited_20_Internet_20_Link"><text:span text:style-name="T2">ark:/12148/bpt6k57236890</text:span></text:a></text:p>
      <text:p text:style-name="P4">Source :  </text:p>
      <text:p text:style-name="P1"><text:span text:style-name="T1">Bibliothèque nationale de France, département Littérature et art, YE-3792</text:span> </text:p>
      <text:p text:style-name="P1"/>
      <text:h text:style-name="Heading_20_1" text:outline-level="1">L’Orphée grotesque, avec le bal rustique. En vers burlesques.</text:h>
      <text:h text:style-name="Heading_20_2" text:outline-level="2">L’Imprimeur au Lecteur</text:h>
      <text:p text:style-name="Standard"><text:span text:style-name="_3c_pb_3e_">[2]</text:span>L’Orphée a tant paru dans le serieux qu’il peut donner curiosité de le voir dans le Burlesque ; aussi le plaisant personnage qu’il fait quand il se plaint en musique de son veuvage, &amp; celebre les obseques de sa femme avec ce merveilleux instrument, au son duquel il fait dancer tout ce qui rencontre, donne une idée assez risible pour meriter qu’on le dépeingne en un stile qui l’est aussi. C’est pourquoy l’Autheur prend cette Fable par où elle commence à estre plaisamment bisare : Ce qui luy donne occasion de déguiser quelquesfois, &amp; amplifier cette fiction par des circonstances grotesques pour la rendre plus sortable à des vers facetieux. Quoy que cette piece soit un des premiers jeux de son espit, ou je sçau qu’il ne voudroit pas s’amuser à présent ; des plus connoissans me font croire qu’elle peut plaire aux plus difficiles &amp; divertit les plus serieux. Si elle plaist dans le public comme elle fait dans le particulier, je puis dire que ce ne sera pas la premiere de luy qui aura esté bien recouë.</text:p>
      <text:h text:style-name="Heading_20_2" text:outline-level="2">L’Orphée grotesque, avec le Bal rustique</text:h>
      <text:p text:style-name="_3c_l_3e_"><text:span text:style-name="_3c_pb_3e_">[3]</text:span>Un Vilon yure à la Feste</text:p>
      <text:p text:style-name="_3c_l_3e_">La nuict m’a tant rompu la teste,</text:p>
      <text:p text:style-name="_3c_l_3e_">M’a tant lassé dans mon grabat</text:p>
      <text:p text:style-name="_3c_l_3e_">Par sa musique de sabat,</text:p>
      <text:p text:style-name="_3c_l_3e_">Qu’en dépit de sa serenade</text:p>
      <text:p text:style-name="_3c_l_3e_">Dont j’ay l’oreille encor malade,</text:p>
      <text:p text:style-name="_3c_l_3e_">Je peins d’ancre &amp; non de couleur,</text:p>
      <text:p text:style-name="_3c_l_3e_"><text:soft-page-break/>Ce Menestrier de malheur,</text:p>
      <text:p text:style-name="_3c_l_3e_">Qui sonnoit pour feu sa Donzelle,</text:p>
      <text:p text:style-name="_3c_l_3e_">Sur sa lyre en forme de vielle,</text:p>
      <text:p text:style-name="_3c_l_3e_">Donzelle morte à ce qu’on dit,</text:p>
      <text:p text:style-name="_3c_l_3e_">Par un lazard qui la mordit,</text:p>
      <text:p text:style-name="_3c_l_3e_">Et chantoit non l’epitalame,</text:p>
      <text:p text:style-name="_3c_l_3e_">Mais l’epitaphe de sa Dame :</text:p>
      <text:p text:style-name="_3c_l_3e_">Mal damée ayant mal tasté</text:p>
      <text:p text:style-name="_3c_l_3e_">Des droits de la communauté.</text:p>
      <text:p text:style-name="_3c_l_3e_"><text:span text:style-name="_3c_pb_3e_">[4]</text:span>Orphée en l’Infernale blouze,</text:p>
      <text:p text:style-name="_3c_l_3e_">Avoit reclamé son espouse,</text:p>
      <text:p text:style-name="_3c_l_3e_">Gazoüilé mieux qu’un Rossignol,</text:p>
      <text:p text:style-name="_3c_l_3e_">Et par Becare, &amp; par Bemol,</text:p>
      <text:p text:style-name="_3c_l_3e_">Sa chanson plaisante &amp; plaintive,</text:p>
      <text:p text:style-name="_3c_l_3e_">Pitoyable &amp; recreative,</text:p>
      <text:p text:style-name="_3c_l_3e_">Qu’il fredonnoit faisant pitié</text:p>
      <text:p text:style-name="_3c_l_3e_">En enfant de chœur chastié</text:p>
      <text:p text:style-name="_3c_l_3e_">Qui chante &amp; pleure tout ensemble,</text:p>
      <text:p text:style-name="_3c_l_3e_">Et mieux fredonne plus il tremble ;</text:p>
      <text:p text:style-name="_3c_l_3e_">Ce chanteur avoit enchanté</text:p>
      <text:p text:style-name="_3c_l_3e_">Cerbere avec sa parenté,</text:p>
      <text:p text:style-name="_3c_l_3e_">D’accord avec Pluton le fourbe,</text:p>
      <text:p text:style-name="_3c_l_3e_">De repasser la noire bourbe :</text:p>
      <text:p text:style-name="_3c_l_3e_">Luy le premier, sa femme apres,</text:p>
      <text:p text:style-name="_3c_l_3e_">Que hors la frontiere Infernale</text:p>
      <text:p text:style-name="_3c_l_3e_">Où de la voir trousser en malle ;</text:p>
      <text:p text:style-name="_3c_l_3e_">La pauvrette elargie enfin,</text:p>
      <text:p text:style-name="_3c_l_3e_">Il croyoit joüer au plus fin,</text:p>
      <text:p text:style-name="_3c_l_3e_">Mais son œil tourné par mollesse</text:p>
      <text:p text:style-name="_3c_l_3e_">Le fait joüer en tire-laisse,</text:p>
      <text:p text:style-name="_3c_l_3e_">C’est à ce beau jeu qu’il repert</text:p>
      <text:p text:style-name="_3c_l_3e_">Sa dône reprise sans verd ;</text:p>
      <text:p text:style-name="_3c_l_3e_">Elle à beau crier je suis morte</text:p>
      <text:p text:style-name="_3c_l_3e_">Cependant qu’un Lutin l’emporte ;</text:p>
      <text:p text:style-name="_3c_l_3e_">Luy sans voix, sans poux, ny couleur,</text:p>
      <text:p text:style-name="_3c_l_3e_">N’en ose crier au voleur ;</text:p>
      <text:p text:style-name="_3c_l_3e_"><text:span text:style-name="_3c_pb_3e_">[5]</text:span>Et pour la prendre à la main gourde</text:p>
      <text:p text:style-name="_3c_l_3e_"><text:soft-page-break/>L’oyant dire, adieu hapelourde,</text:p>
      <text:p text:style-name="_3c_l_3e_">Qui laisses ta femme au cachot,</text:p>
      <text:p text:style-name="_3c_l_3e_">Pluton t’a bien pris pour un sot,</text:p>
      <text:p text:style-name="_3c_l_3e_">Il te sied bien avec ta vielle,</text:p>
      <text:p text:style-name="_3c_l_3e_">D’oser joüer de la prunelle,</text:p>
      <text:p text:style-name="_3c_l_3e_">Tu vois trop clair pour un vielleur,</text:p>
      <text:p text:style-name="_3c_l_3e_">T’on regard me porte malheur,</text:p>
      <text:p text:style-name="_3c_l_3e_">Maudit soit l’œil, foin de l’œillade,</text:p>
      <text:p text:style-name="_3c_l_3e_">Foin de… cependant l’Ombre evade</text:p>
      <text:p text:style-name="_3c_l_3e_">Et paroist à ce veuf transi,</text:p>
      <text:p text:style-name="_3c_l_3e_">Une larve d’air espaissi ;</text:p>
      <text:p text:style-name="_3c_l_3e_">Luy la court jusqu’au guichet sombre</text:p>
      <text:p text:style-name="_3c_l_3e_">En chien qui veut gober une ombre,</text:p>
      <text:p text:style-name="_3c_l_3e_">Sans luy pouvoir prendre à taston,</text:p>
      <text:p text:style-name="_3c_l_3e_">Poil, ny peau, gorge ny manton :</text:p>
      <text:p text:style-name="_3c_l_3e_">Apres avoir couru l’averne</text:p>
      <text:p text:style-name="_3c_l_3e_">Sans trouver auberge ou taverne,</text:p>
      <text:p text:style-name="_3c_l_3e_">Il sort de là comme d’un four,</text:p>
      <text:p text:style-name="_3c_l_3e_">Et gaigne un bois pour fuir le jour,</text:p>
      <text:p text:style-name="_3c_l_3e_">Trop contraire à son noir desastre</text:p>
      <text:p text:style-name="_3c_l_3e_">Qui fait choir en Enfer son astre ;</text:p>
      <text:p text:style-name="_3c_l_3e_">Ce veuf plus penaud ce dit-on,</text:p>
      <text:p text:style-name="_3c_l_3e_">Qu’un des quinze-vingts sans baston,</text:p>
      <text:p text:style-name="_3c_l_3e_">Ou qu’un Pelerin en disgrace,</text:p>
      <text:p text:style-name="_3c_l_3e_">qui perd escarcelle ou besace,</text:p>
      <text:p text:style-name="_3c_l_3e_">Tout effaré, tout ahury</text:p>
      <text:p text:style-name="_3c_l_3e_">D’estre aussi tost veuf que mary :</text:p>
      <text:p text:style-name="_3c_l_3e_"><text:span text:style-name="_3c_pb_3e_">[6]</text:span>Et deux fois veuf en mois d’une heure</text:p>
      <text:p text:style-name="_3c_l_3e_">Il en sanglotte s’il n’en pleure,</text:p>
      <text:p text:style-name="_3c_l_3e_">Perdant sa femme il perd son dot,</text:p>
      <text:p text:style-name="_3c_l_3e_">Et la perdant il est plus sot,</text:p>
      <text:p text:style-name="_3c_l_3e_">« Qu’un autre n’est sot d’en prendre une</text:p>
      <text:p text:style-name="_3c_l_3e_">Quand elle se rend trop commune,</text:p>
      <text:p text:style-name="_3c_l_3e_">La deffunte qui l’a quitté</text:p>
      <text:p text:style-name="_3c_l_3e_">Le rend tout desorienté,</text:p>
      <text:p text:style-name="_3c_l_3e_">Quoy que *** rie en l’ame</text:p>
      <text:p text:style-name="_3c_l_3e_">De se voir deffait de sa femme ;</text:p>
      <text:p text:style-name="_3c_l_3e_"><text:soft-page-break/>L’assassin amant de Procris,</text:p>
      <text:p text:style-name="_3c_l_3e_">Fit moins de vacarme &amp; de cris,</text:p>
      <text:p text:style-name="_3c_l_3e_">Que nostre homme dont la beveuë</text:p>
      <text:p text:style-name="_3c_l_3e_">Occit sa belle avec la veuë :</text:p>
      <text:p text:style-name="_3c_l_3e_">Il a beau crier, desgoiser,</text:p>
      <text:p text:style-name="_3c_l_3e_">Au diantre qui vient l’appaiser ;</text:p>
      <text:p text:style-name="_3c_l_3e_">L’escho se pleint d’estre estourdie</text:p>
      <text:p text:style-name="_3c_l_3e_">De sa criarde melodie ;</text:p>
      <text:p text:style-name="_3c_l_3e_">Car plus il crie, elle en glapit</text:p>
      <text:p text:style-name="_3c_l_3e_">Et luy rend ses cris par dépit :</text:p>
      <text:p text:style-name="_3c_l_3e_">Sa plainte joüant de son reste,</text:p>
      <text:p text:style-name="_3c_l_3e_">Il maugrée, il fulmine, il peste,</text:p>
      <text:p text:style-name="_3c_l_3e_">Maudisson, injure &amp; juron,</text:p>
      <text:p text:style-name="_3c_l_3e_">Contre Pluton, Parque &amp; Caron,</text:p>
      <text:p text:style-name="_3c_l_3e_">Et male peste, &amp; male bosse</text:p>
      <text:p text:style-name="_3c_l_3e_">De l’espousaille &amp; de la noce ;</text:p>
      <text:p text:style-name="_3c_l_3e_">Mais il ne s’en prend desormais</text:p>
      <text:p text:style-name="_3c_l_3e_">Qu’à la barbe qui n’en peut mais,</text:p>
      <text:p text:style-name="_3c_l_3e_"><text:span text:style-name="_3c_pb_3e_">[7]</text:span>Et s’arrachant sa heure fauve,</text:p>
      <text:p text:style-name="_3c_l_3e_">De male rage devient chauve,</text:p>
      <text:p text:style-name="_3c_l_3e_">Ce n’est plus un veilleur dolent,</text:p>
      <text:p text:style-name="_3c_l_3e_">Il croit estre en fougueux Rolland :</text:p>
      <text:p text:style-name="_3c_l_3e_">Et dans sa fougueuse eschappée,</text:p>
      <text:p text:style-name="_3c_l_3e_">Prend sa vielle pour une espée,</text:p>
      <text:p text:style-name="_3c_l_3e_">Prenant les arbres les plus verds</text:p>
      <text:p text:style-name="_3c_l_3e_">Pour de noirs spectres des enfers ;</text:p>
      <text:p text:style-name="_3c_l_3e_">Il bat, cogne, heurte &amp; martelle,</text:p>
      <text:p text:style-name="_3c_l_3e_">La forest à grands coups de vielle,</text:p>
      <text:p text:style-name="_3c_l_3e_">Qui lasse de maint horion,</text:p>
      <text:p text:style-name="_3c_l_3e_">Voudroit estre aux mains d’Arion :</text:p>
      <text:p text:style-name="_3c_l_3e_">L’atrabile où son cœur se beigne,</text:p>
      <text:p text:style-name="_3c_l_3e_">Tueroit deux Merciers pour un peigne</text:p>
      <text:p text:style-name="_3c_l_3e_">Et dourderoit le sieur Pluton</text:p>
      <text:p text:style-name="_3c_l_3e_">De sa lyre au lieu de baston,</text:p>
      <text:p text:style-name="_3c_l_3e_">Dans sa rage une faim canine</text:p>
      <text:p text:style-name="_3c_l_3e_">Eschauffe encor l’humeur mutine ;</text:p>
      <text:p text:style-name="_3c_l_3e_">Si bien, que cette eschaufaison</text:p>
      <text:p text:style-name="_3c_l_3e_"><text:soft-page-break/>Luy donne aux mains demangeaison :</text:p>
      <text:p text:style-name="_3c_l_3e_">« Parce que tant moins les gens mangent,</text:p>
      <text:p text:style-name="_3c_l_3e_">Et tant plus les mains leur demangent. »</text:p>
      <text:p text:style-name="_3c_l_3e_">Jugez si sa rage en Enfer,</text:p>
      <text:p text:style-name="_3c_l_3e_">A trouvé dequoy s’eschauffer ;</text:p>
      <text:p text:style-name="_3c_l_3e_">Car chez Pluton &amp; Proserpine</text:p>
      <text:p text:style-name="_3c_l_3e_">Tout est froid hormis la cuisine,</text:p>
      <text:p text:style-name="_3c_l_3e_">Il vient de ce maudit païs</text:p>
      <text:p text:style-name="_3c_l_3e_">Où les goinfres sont esbahis,</text:p>
      <text:p text:style-name="_3c_l_3e_"><text:span text:style-name="_3c_pb_3e_">[8]</text:span>D’une seiche &amp; maigre contrée</text:p>
      <text:p text:style-name="_3c_l_3e_">Où nul vin ne paye d’entrée,</text:p>
      <text:p text:style-name="_3c_l_3e_">Où pain mol, ny dur, blanc ny bis,</text:p>
      <text:p text:style-name="_3c_l_3e_">Pié fourché, vache ny brebis,</text:p>
      <text:p text:style-name="_3c_l_3e_">N’y croist non plus que le fruictage,</text:p>
      <text:p text:style-name="_3c_l_3e_">Où l’on ne voit pot ny potage :</text:p>
      <text:p text:style-name="_3c_l_3e_">Là s’estant fait sur son haut ton,</text:p>
      <text:p text:style-name="_3c_l_3e_">Le gosier sec comme coton,</text:p>
      <text:p text:style-name="_3c_l_3e_">Le foye &amp; le poulmon aride,</text:p>
      <text:p text:style-name="_3c_l_3e_">Le cerveau creux, le ventre vuide,</text:p>
      <text:p text:style-name="_3c_l_3e_">Ce jour eust mis de male faim,</text:p>
      <text:p text:style-name="_3c_l_3e_">Ce fol &amp; sa folie à in,</text:p>
      <text:p text:style-name="_3c_l_3e_">Et l’eust à terre estendu raide</text:p>
      <text:p text:style-name="_3c_l_3e_">« Si par hazard qui souvent aide,</text:p>
      <text:p text:style-name="_3c_l_3e_">Les fous, comme les estourdis, »</text:p>
      <text:p text:style-name="_3c_l_3e_">Il n’eust vû d’un salmigondis,</text:p>
      <text:p text:style-name="_3c_l_3e_">Reliquat d’un banquet de faunes</text:p>
      <text:p text:style-name="_3c_l_3e_">Qui ronfloient yres sous des aunes ;</text:p>
      <text:p text:style-name="_3c_l_3e_">Cét affamé Menestrier</text:p>
      <text:p text:style-name="_3c_l_3e_">Mangeant sans se faire prier,</text:p>
      <text:p text:style-name="_3c_l_3e_">Eust pû de rage &amp; de famine,</text:p>
      <text:p text:style-name="_3c_l_3e_">Manger Pluton &amp; sa cuisine :</text:p>
      <text:p text:style-name="_3c_l_3e_">La soif fit à ce pauvre escroc,</text:p>
      <text:p text:style-name="_3c_l_3e_">Vuider, presser, succer un broc,</text:p>
      <text:p text:style-name="_3c_l_3e_">Et destramper de fin la lie</text:p>
      <text:p text:style-name="_3c_l_3e_">De sa noire melancholie.</text:p>
      <text:p text:style-name="_3c_l_3e_">Qu’est devenu ce pauvre veuf,</text:p>
      <text:p text:style-name="_3c_l_3e_">Heurlant en chien, meuglant en bœuf,</text:p>
      <text:p text:style-name="_3c_l_3e_"><text:soft-page-break/><text:span text:style-name="_3c_pb_3e_">[9]</text:span>Et ses maturines tranchées</text:p>
      <text:p text:style-name="_3c_l_3e_">Contre hure &amp; barbe arrachées ;</text:p>
      <text:p text:style-name="_3c_l_3e_">Son mal trouve un fleuve d’oubly,</text:p>
      <text:p text:style-name="_3c_l_3e_">Au vin Grec plus fort que chably ;</text:p>
      <text:p text:style-name="_3c_l_3e_">Apres cette franche lipée</text:p>
      <text:p text:style-name="_3c_l_3e_">Qu’il vient de prendre à la pipée,</text:p>
      <text:p text:style-name="_3c_l_3e_">Adieu le veuvage &amp; l’ennuy ;</text:p>
      <text:p text:style-name="_3c_l_3e_">Il est changé ce n’est plus luy,</text:p>
      <text:p text:style-name="_3c_l_3e_">Un veuf saoul ne songe qu’à rire,</text:p>
      <text:p text:style-name="_3c_l_3e_">Et chante mieux qu’il ne soûpire :</text:p>
      <text:p text:style-name="_3c_l_3e_">Ce bon repas fait au profit</text:p>
      <text:p text:style-name="_3c_l_3e_">Du Menestrier déconfit,</text:p>
      <text:p text:style-name="_3c_l_3e_">Il esbat sa panse fourée</text:p>
      <text:p text:style-name="_3c_l_3e_">À travers vois jusqu’à l’orée,</text:p>
      <text:p text:style-name="_3c_l_3e_">Chante &amp; met sur <text:span text:style-name="T3">geresolut</text:span><text:span text:style-name="T4">,</text:span></text:p>
      <text:p text:style-name="P5">Sa vielle qui fringotte en lut ;</text:p>
      <text:p text:style-name="P5">La trouppe de faunes qui ronfle,</text:p>
      <text:p text:style-name="P5">Vray tas d’outres que le vin gonfle,</text:p>
      <text:p text:style-name="P5">À ce charivary charmant</text:p>
      <text:p text:style-name="P5">Dance quasi tout en dormant ;</text:p>
      <text:p text:style-name="P5">Desia ce trouppeau s’entre-cogne,</text:p>
      <text:p text:style-name="P5">Parmi les SS &amp; pas d’yurone :</text:p>
      <text:p text:style-name="P5">Et ces bouquins de baladins</text:p>
      <text:p text:style-name="P5">S’en vont sauter comme des dains.</text:p>
      <text:p text:style-name="P5">Ho, ho, le beau remumesnage,</text:p>
      <text:p text:style-name="P5">Tout est meuble en ce bois sauvage ;</text:p>
      <text:p text:style-name="P5">J’ay la berluë ou j’apperçoy</text:p>
      <text:p text:style-name="P5">Qu’Orphée attire tout à soy.</text:p>
      <text:p text:style-name="P5"><text:span text:style-name="_3c_pb_3e_">[10]</text:span>Sa suite est de masses mouvantes,</text:p>
      <text:p text:style-name="P5">De rochers, de troncs &amp; de plantes,</text:p>
      <text:p text:style-name="P5">Je m’en r’apporte au grand Nazon,</text:p>
      <text:p text:style-name="P5">Et n’ay pas tort s’il a raison ;</text:p>
      <text:p text:style-name="P5">On croira le fait que je glose,</text:p>
      <text:p text:style-name="P5">Si l’on croit la Metamorphose :</text:p>
      <text:p text:style-name="P5">Tout dance au son de ce Concert,</text:p>
      <text:p text:style-name="P5">Les Danceurs peuplent de desert,</text:p>
      <text:p text:style-name="P5">Voyez-vous ce Roc qui dandine</text:p>
      <text:p text:style-name="P5"><text:soft-page-break/>Et prend une ame baladine,</text:p>
      <text:p text:style-name="P5">Il danse à la mode par bas,</text:p>
      <text:p text:style-name="P5">Et dance quasi les cinq pas,</text:p>
      <text:p text:style-name="P5">Ces vieux pins à branches pourries,</text:p>
      <text:p text:style-name="P5">Veulent dancer les cannaries :</text:p>
      <text:p text:style-name="P5">Aussi dancent les arbrisseaux,</text:p>
      <text:p text:style-name="P5">Les taillis, ballent par faisseaux ;</text:p>
      <text:p text:style-name="_3c_l_3e_"><text:span text:style-name="T4">La souche que la </text:span><text:span text:style-name="T3">lyre attire</text:span></text:p>
      <text:p text:style-name="_3c_l_3e_"><text:span text:style-name="T4">Suit le tronc qui </text:span><text:span text:style-name="T3">tire à la lyre</text:span><text:span text:style-name="T4">.</text:span></text:p>
      <text:p text:style-name="P5">L’herbe fait voir à fretiller</text:p>
      <text:p text:style-name="P5">Qu’un fredon la sçait chatoüiller :</text:p>
      <text:p text:style-name="P5">Voyez, voyez, comme la mousse</text:p>
      <text:p text:style-name="P5">De ravissement s’entremousse,</text:p>
      <text:p text:style-name="P5">Et vous, champignons, potirons,</text:p>
      <text:p text:style-name="P5">Qui sautez sur un pié tous ronds</text:p>
      <text:p text:style-name="P5">Venez-vous payer en gambades</text:p>
      <text:p text:style-name="P5">Ce ravissant donner d’aubades,</text:p>
      <text:p text:style-name="P5">Voy-je pas le gaillard buisson</text:p>
      <text:p text:style-name="P5">Tressaillant d’aise à ce beau son,</text:p>
      <text:p text:style-name="P5"><text:span text:style-name="_3c_pb_3e_">[11]</text:span>Mener la haye sa parente</text:p>
      <text:p text:style-name="P5">En branle bourée &amp; courante,</text:p>
      <text:p text:style-name="P5">Quoy la bruiere au corps leger,</text:p>
      <text:p text:style-name="P5">Semble en gavotte voltiger.</text:p>
      <text:p text:style-name="P5">Ce halier mesme se debande</text:p>
      <text:p text:style-name="P5">Pour s’esgayer en sarabande,</text:p>
      <text:p text:style-name="P5">La broussaille dance pas haut,</text:p>
      <text:p text:style-name="P5">La ronce à l’enuy va par saut,</text:p>
      <text:p text:style-name="P5">La griesche ortie en cadence,</text:p>
      <text:p text:style-name="P5">Fait voir que tousjours va qui dance ;</text:p>
      <text:p text:style-name="P5">Le houx &amp; son cousin chardon</text:p>
      <text:p text:style-name="P5">S’emillent à chaque fredon,</text:p>
      <text:p text:style-name="P5">Lors qu’un Asne ayant le cœur fade</text:p>
      <text:p text:style-name="P5">Cherche le chardon pour salade :</text:p>
      <text:p text:style-name="P5">L’Asne estonnée du Bal nouveau,</text:p>
      <text:p text:style-name="P5">Ne trouve point en son cerveau,</text:p>
      <text:p text:style-name="P5">La raison de cette merveille,</text:p>
      <text:p text:style-name="P5">Et son bel instinct luy conseille,</text:p>
      <text:p text:style-name="P5"><text:soft-page-break/>D’avertit ses parens grisons</text:p>
      <text:p text:style-name="P5">Qui broustent dans leur garnisons ;</text:p>
      <text:p text:style-name="P5">À cette nouvelle azinique</text:p>
      <text:p text:style-name="P5">Un gaillard esguillon les pique,</text:p>
      <text:p text:style-name="P5">Et jusqu’au moindre asne est tenté</text:p>
      <text:p text:style-name="P5">De cette curiosité.</text:p>
      <text:p text:style-name="P5">L’asne semonneur de la feste</text:p>
      <text:p text:style-name="P5">Comme guide marche à la teste :</text:p>
      <text:p text:style-name="P5">Chevaux, mulets, rosses, poulins,</text:p>
      <text:p text:style-name="P5">Grand &amp; petits, beaux &amp; vilans,</text:p>
      <text:p text:style-name="P5"><text:span text:style-name="_3c_pb_3e_">[12]</text:span>De races poussives, hargneuses,</text:p>
      <text:p text:style-name="P5">Morveuses, retives, rogneuses,</text:p>
      <text:p text:style-name="P5">Tout y courent, le bruit en court,</text:p>
      <text:p text:style-name="P5">Aucun bestail n’en fait le sourd,</text:p>
      <text:p text:style-name="P5">Chiens de chasse, chiens de cuisine,</text:p>
      <text:p text:style-name="P5">Matous, chattes mesme en gesine,</text:p>
      <text:p text:style-name="P5">Rats qui suivent au son les chats,</text:p>
      <text:p text:style-name="P5">Souris franches de leurs pourchas,</text:p>
      <text:p text:style-name="P5">Sangliers, verats, leurs sequelles,</text:p>
      <text:p text:style-name="P5">Beliers, oüailles telles quelles,</text:p>
      <text:p text:style-name="P5">Vaches, beaux, genisses, taureaux,</text:p>
      <text:p text:style-name="P5">Belettes, renards &amp; blaireaux,</text:p>
      <text:p text:style-name="P5">Conils, lapins, levrauts &amp; lievres,</text:p>
      <text:p text:style-name="P5">Bouquin, cornus, chamois &amp; chevres,</text:p>
      <text:p text:style-name="P5">Cerfs, dains, chevreuls, biches &amp; fans,</text:p>
      <text:p text:style-name="P5">Licornes, chameaux, elephans,</text:p>
      <text:p text:style-name="P5">Rincerot masle &amp; femelle</text:p>
      <text:p text:style-name="P5">Et sa ventrée à la mammelle,</text:p>
      <text:p text:style-name="P5">Leopards, tigres, ours, lyons,</text:p>
      <text:p text:style-name="_3c_l_3e_"><text:span text:style-name="T4">À centaines de millions,</text:span><text:span text:style-name="T4"><text:note text:id="ftn1" text:note-class="footnote"><text:note-citation>1</text:note-citation><text:note-body><text:p text:style-name="Footnote">Transcription à la marge gauche : « vray, ny le vray semblable / as tousjours bon à qui hable / [?]ableur mon amy / [?]eur menteur &amp; demy »</text:p></text:note-body></text:note></text:span></text:p>
      <text:p text:style-name="P5">Monstres, centaures, hipogriffes,</text:p>
      <text:p text:style-name="P5">Orques tous gueules &amp; tous griffes,</text:p>
      <text:p text:style-name="P5">Cervolans &amp; dragons ailez,</text:p>
      <text:p text:style-name="P5">Sarpaious, magots, culs pelez,</text:p>
      <text:p text:style-name="P5">Tous pecores, tant lourds qu’alaigres,</text:p>
      <text:p text:style-name="P5"><text:soft-page-break/>Fins, grossiers, secs, pesants, gras, maigres,</text:p>
      <text:p text:style-name="P5">Noirs, blancs, verds, gris, clairs, bruns &amp; rous,</text:p>
      <text:p text:style-name="P5">Gentils, laids, feroces &amp; doux</text:p>
      <text:p text:style-name="P5"><text:span text:style-name="_3c_pb_3e_">[13]</text:span>Tous brutes, privez &amp;sauvages,</text:p>
      <text:p text:style-name="P5">Quitent niches, trous, pasturages,</text:p>
      <text:p text:style-name="P5">Se sentant chatoüiller de loin</text:p>
      <text:p text:style-name="P5">L’oreille d’un plaisant tintoin ;</text:p>
      <text:p text:style-name="P5">Argus qui court apres sa vache</text:p>
      <text:p text:style-name="P5">Qu’il laissoit paistre sans attache,</text:p>
      <text:p text:style-name="P5">Pris par l’oüye aimeroit mieux</text:p>
      <text:p text:style-name="P5">Quatre oreilles que ses cent yeux :</text:p>
      <text:p text:style-name="P5">Il n’est pas jusques à la taupe</text:p>
      <text:p text:style-name="P5">Qui sort de son trou noire &amp; gaupe,</text:p>
      <text:p text:style-name="P5">Et saute aveuglette chantant,</text:p>
      <text:p text:style-name="P5">Qui ne voit ce vielleur l’entend.</text:p>
      <text:p text:style-name="P5">La bestialle compagnie</text:p>
      <text:p text:style-name="P5">Desja trepigne à l’armonie,</text:p>
      <text:p text:style-name="P5">Plus ils s’y viennent amorcer</text:p>
      <text:p text:style-name="P5">Et mieux les fait elles dancer ;</text:p>
      <text:p text:style-name="P5">Si le sonneur m’eust voulu croire</text:p>
      <text:p text:style-name="P5">De les faire dancer en foire,</text:p>
      <text:p text:style-name="P5">Il auroit plus gaigné de sous</text:p>
      <text:p text:style-name="P5">Qu’Aubervilliers ne vend de choux.</text:p>
      <text:p text:style-name="P5">Ce bouffon de foire qui trolle,</text:p>
      <text:p text:style-name="P5">Son chien preste à joüer son rolle,</text:p>
      <text:p text:style-name="P5">Perdroit son honneur &amp; son chein</text:p>
      <text:p text:style-name="P5">Aupres du sçavant musicien,</text:p>
      <text:p text:style-name="P5">Qui sans leçon instruit ces bestes</text:p>
      <text:p text:style-name="P5">A friser de culs &amp; de testes,</text:p>
      <text:p text:style-name="P5">Le signe ny l’escurieux</text:p>
      <text:p text:style-name="P5">Ne s’y tient sur le serieux,</text:p>
      <text:p text:style-name="P5"><text:span text:style-name="_3c_pb_3e_">[14]</text:span>Leur agilité fretillarde</text:p>
      <text:p text:style-name="P5">S’accorde à dancer la gaillarde.</text:p>
      <text:p text:style-name="P5">Là l’elephant, le bœuf &amp; l’ours</text:p>
      <text:p text:style-name="P5">Ne passent pour lourds ny balourds,</text:p>
      <text:p text:style-name="P5">Quant aux legers c’est un prodige,</text:p>
      <text:p text:style-name="P5">Le chat volle, &amp; le chien voltige,</text:p>
      <text:p text:style-name="P5"><text:soft-page-break/>Saute crapaut, dit le serpent,</text:p>
      <text:p text:style-name="P5">Qui bondit &amp; n’est plus rampant ;</text:p>
      <text:p text:style-name="P5">Et le verd lezard qui sautille</text:p>
      <text:p text:style-name="P5">Donne bon exemple à l’anguille,</text:p>
      <text:p text:style-name="P5">La grenoüille à menus gigots</text:p>
      <text:p text:style-name="P5">Donne leçon aux escargots,</text:p>
      <text:p text:style-name="P5">Voyez fretiller la tortuë</text:p>
      <text:p text:style-name="P5">Qui dans sont estuy s’evertuë ;</text:p>
      <text:p text:style-name="P5">En ces baladins animaux,</text:p>
      <text:p text:style-name="P5">D’escrire leurs sauts soubresauts,</text:p>
      <text:p text:style-name="P5">Virevoustes en giroüettes,</text:p>
      <text:p text:style-name="P5">Et tournoyemens en piroüettes,</text:p>
      <text:p text:style-name="P5">Leurs capriolles antrechats,</text:p>
      <text:p text:style-name="P5">Melanges de sauts &amp; de pas,</text:p>
      <text:p text:style-name="P5">Leurs postures, tours de souplesse,</text:p>
      <text:p text:style-name="P5">Leur agilité, grace, adresse,</text:p>
      <text:p text:style-name="P5">C’est pour vous crever de plaisir</text:p>
      <text:p text:style-name="P5">Pour quand je seray de loisir,</text:p>
      <text:p text:style-name="P5">Sans que ce recit m’incommode,</text:p>
      <text:p text:style-name="P5">Chaque beste balle à sa mode,</text:p>
      <text:p text:style-name="P5">Il n’est là d’animal si fier,</text:p>
      <text:p text:style-name="P5">Qu’aucun s’en doive deffier,</text:p>
      <text:p text:style-name="P5"><text:span text:style-name="_3c_pb_3e_">[15]</text:span>La lyonne aupres de la mule</text:p>
      <text:p text:style-name="P5">Perd sa rage ou la dissimule,</text:p>
      <text:p text:style-name="P5">Le lyon, gambille en bichon,</text:p>
      <text:p text:style-name="P5">Le bœuf dans avec le cochon,</text:p>
      <text:p text:style-name="P5">L’ours, donnant la patte à la biche</text:p>
      <text:p text:style-name="P5">La mene sans luy faire niche,</text:p>
      <text:p text:style-name="P5">Le cerf &amp; le limier voisins</text:p>
      <text:p text:style-name="P5"><text:span text:style-name="T5">À</text:span> baler deviennent cousins,</text:p>
      <text:p text:style-name="P5">Brebis dançant hoche la teste</text:p>
      <text:p text:style-name="P5">Au loup qui saute &amp; ne s’enqueste,</text:p>
      <text:p text:style-name="P5">Les rats vont à l’escole aux chats</text:p>
      <text:p text:style-name="P5">Pour apprendre des entrechats,</text:p>
      <text:p text:style-name="P5">Le renard sautille sans noise</text:p>
      <text:p text:style-name="P5">Prés de la poule qui s’aprivoise,</text:p>
      <text:p text:style-name="P5">Et la poule entre ses poussins,</text:p>
      <text:p text:style-name="P5"><text:soft-page-break/>Bale avec l’aye &amp; marcassins,</text:p>
      <text:p text:style-name="P5">Antipatie ou difference</text:p>
      <text:p text:style-name="P5">Ne les met point hors de cadence,</text:p>
      <text:p text:style-name="P5">Ces pagnottes qui font les preux,</text:p>
      <text:p text:style-name="P5">Et sur le pré font des fievreux,</text:p>
      <text:p text:style-name="P5">Là tous accordez avec joye</text:p>
      <text:p text:style-name="P5">Passeroient leurs chaleurs de foye,</text:p>
      <text:p text:style-name="P5">À des accords si delicats</text:p>
      <text:p text:style-name="P5">Qu’ils sont accordé chiens &amp; chats.</text:p>
      <text:p text:style-name="P5">Tout s’y rend sans livrer bataille,</text:p>
      <text:p text:style-name="P5">Et le bestail &amp; la volaille ;</text:p>
      <text:p text:style-name="P5">La vielle est un piege aux oyseaux</text:p>
      <text:p text:style-name="P5">Plus seur que glus ny que raiseaux,</text:p>
      <text:p text:style-name="P5"><text:span text:style-name="_3c_pb_3e_">[16]</text:span>Le plus fort n’y bat que d’une aile,</text:p>
      <text:p text:style-name="P5">Laisse faire à la fine vielle,</text:p>
      <text:p text:style-name="P5">Qui les met tous dans le paneau,</text:p>
      <text:p text:style-name="P5">L’aigle aussi bien que l’estourneau :</text:p>
      <text:p text:style-name="P5">L’autour aussi bien que la proye,</text:p>
      <text:p text:style-name="P5">L’espervier aussi bien que l’oye,</text:p>
      <text:p text:style-name="P5">Le faucon &amp; le guillery,</text:p>
      <text:p text:style-name="P5">Le duc &amp; la chauve-soury ;</text:p>
      <text:p text:style-name="P5">L’orfraye avecque l’aloüette,</text:p>
      <text:p text:style-name="P5">Le gerfaut avec la choüette,</text:p>
      <text:p text:style-name="P5">Laid hibou, joly chardonnet,</text:p>
      <text:p text:style-name="P5">Triste corbeau, guay sansonnet :</text:p>
      <text:p text:style-name="P5">Beau cygne, vilaine corneille</text:p>
      <text:p text:style-name="P5">Viennent sangluer par l’oreille ;</text:p>
      <text:p text:style-name="P5">Oyseaux, habitans passagers,</text:p>
      <text:p text:style-name="P5">Doux, farouches, lourds &amp; legers.</text:p>
      <text:p text:style-name="P5">Oyseaux babillards, taciturnes,</text:p>
      <text:p text:style-name="P5">Oyseaux solaires &amp; nocturnes,</text:p>
      <text:p text:style-name="P5">Pris d’un trebuchet si charmant</text:p>
      <text:p text:style-name="P5">Font reverence à l’instrument.</text:p>
      <text:p text:style-name="P5">Un gay pris à cette harmonie,</text:p>
      <text:p text:style-name="P5">Se perche sans ceremonie</text:p>
      <text:p text:style-name="P5">Sur la teste du musicien,</text:p>
      <text:p text:style-name="P5">Pour l’oüyr d’un grave maintien.</text:p>
      <text:p text:style-name="P5"><text:soft-page-break/>En vain ce heron se despesche</text:p>
      <text:p text:style-name="P5">De porter à son nid la pesche,</text:p>
      <text:p text:style-name="P5">Il s’accroche avec son poisson</text:p>
      <text:p text:style-name="P5">À ce musical ameçon :</text:p>
      <text:p text:style-name="P5"><text:span text:style-name="_3c_pb_3e_">[17]</text:span>Et lasche son poisson qui saute</text:p>
      <text:p text:style-name="P5">Plus haut que la vielle n’est haute,</text:p>
      <text:p text:style-name="P5">Pour apprendre aux estropiez</text:p>
      <text:p text:style-name="P5">Qu’on peut icy baller sans pieds.</text:p>
      <text:p text:style-name="P5">Là, ny rossignol, ny linotte</text:p>
      <text:p text:style-name="P5">Ne fredonne ny ne gringotte,</text:p>
      <text:p text:style-name="P5">Là, ny caille ny perroquet</text:p>
      <text:p text:style-name="P5">N’a plus ny jardon ny caquet.</text:p>
      <text:p text:style-name="P5">Moineau, serin, cigalle &amp; pied</text:p>
      <text:p text:style-name="P5">Y sentent leur gorge assoupie :</text:p>
      <text:p text:style-name="P5">Et que fait le noble phœnix,</text:p>
      <text:p text:style-name="P5">Quand le Soleil d’un regard fix,</text:p>
      <text:p text:style-name="P5">L’a mis sans plumer en grillade :</text:p>
      <text:p text:style-name="P5">Ou bien sans gril en carbonade,</text:p>
      <text:p text:style-name="P5">La vielle a sçeu le depercher,</text:p>
      <text:p text:style-name="P5">Demy roty sur son bucher ;</text:p>
      <text:p text:style-name="P5">Ce bel oyseau trouve plus d’aise</text:p>
      <text:p text:style-name="P5">À ce concert que sur la braise.</text:p>
      <text:p text:style-name="P5">De tous ces animaux ravis,</text:p>
      <text:p text:style-name="P5">Quel oyseau selon vostre avis</text:p>
      <text:p text:style-name="P5">Savoure mieux la melodie,</text:p>
      <text:p text:style-name="P5">C’est le rossignol d’Arcadie.</text:p>
      <text:p text:style-name="P5">Que cet asne a d’attention,</text:p>
      <text:p text:style-name="P5">Qu’il est plein de discretion ;</text:p>
      <text:p text:style-name="P5">L’asnesse la plus temeraire</text:p>
      <text:p text:style-name="P5">Ne le tenteroit pas de braire,</text:p>
      <text:p text:style-name="P5">Tant il est bridé des chansons</text:p>
      <text:p text:style-name="P5">Qui charment jusqu’aux limaçons.</text:p>
      <text:p text:style-name="P5"><text:span text:style-name="_3c_pb_3e_">[18]</text:span>Ce Roy si peu digne de l’estre</text:p>
      <text:p text:style-name="P5">Que ravy d’un rebec champestre,</text:p>
      <text:p text:style-name="P5">Il le prefere au violon</text:p>
      <text:p text:style-name="P5">Racle par messire Apollon,</text:p>
      <text:p text:style-name="P5">Oyroit icy d’autres merveilles,</text:p>
      <text:p text:style-name="P5"><text:soft-page-break/>Guay d’estre asne par les oreilles,</text:p>
      <text:p text:style-name="P5">Et riroit de son chastiment</text:p>
      <text:p text:style-name="P5">Aupres d’un vielleur si charmant.</text:p>
      <text:p text:style-name="P5">Trouvez-moy vielleur dans l’histoire,</text:p>
      <text:p text:style-name="P5">Suivy de plus belle auditoire,</text:p>
      <text:p text:style-name="P5">Il tient par l’oreille attaché</text:p>
      <text:p text:style-name="P5">Bestail acquis à bon marché,</text:p>
      <text:p text:style-name="P5">Plus que cent nobles de village</text:p>
      <text:p text:style-name="P5">N’en ont en cent ans de mesnage.</text:p>
      <text:p text:style-name="P5">Prés d’un gros bourg de ces quarties,</text:p>
      <text:p text:style-name="P5">Que je nommerois volontiers</text:p>
      <text:p text:style-name="P5">Du celebre nom de Mandosse,</text:p>
      <text:p text:style-name="P5">Puis qu’alors il s’y faisoit noce ;</text:p>
      <text:p text:style-name="P5">Des pitaux pour s’ébattre aux champs,</text:p>
      <text:p text:style-name="P5">Dans leurs jeux &amp; rustiques chants,</text:p>
      <text:p text:style-name="P5">S’estant saisis d’une espousée,</text:p>
      <text:p text:style-name="P5">L’y menoient la courant aisée,</text:p>
      <text:p text:style-name="P5">Où sa jaquette à brinballer</text:p>
      <text:p text:style-name="P5">Mettoir son bas d’estame à l’air.</text:p>
      <text:p text:style-name="P5">Eux attirez dans l’abondance</text:p>
      <text:p text:style-name="P5">Des bestes qui vont à la dance :</text:p>
      <text:p text:style-name="P5">Orphée entraisne ces pitaux,</text:p>
      <text:p text:style-name="P5">De leur nature assez brutaux</text:p>
      <text:p text:style-name="P5"><text:span text:style-name="_3c_pb_3e_">[19]</text:span>Pour estre admis au bal des brutes,</text:p>
      <text:p text:style-name="P5">Au lieu des saults &amp; cullebutes,</text:p>
      <text:p text:style-name="P5">La vielle stile ces butords</text:p>
      <text:p text:style-name="P5">À battre l’air de leurs pieds torts :</text:p>
      <text:p text:style-name="P5">Et forcer leurs lourdes statures,</text:p>
      <text:p text:style-name="P5">À de plus alaigres postures.</text:p>
      <text:p text:style-name="P5">Bref, ces pieds plats sans y penser,</text:p>
      <text:p text:style-name="P5">Apprennent pour rien à dancer,</text:p>
      <text:p text:style-name="P5">Pendant que la grosse espousée</text:p>
      <text:p text:style-name="P5">Fait la cabriolle frisée,</text:p>
      <text:p text:style-name="P5">Son homme est là fort bien venu</text:p>
      <text:p text:style-name="P5">Pour bondir comme un bouc cornu.</text:p>
      <text:p text:style-name="P5">Ces rustaux en ce Bal rustique</text:p>
      <text:p text:style-name="P5">Sous qu’ils sont vivroient de Musique.</text:p>
      <text:p text:style-name="P5"><text:soft-page-break/>Et tous se voudroient marier</text:p>
      <text:p text:style-name="P5">Pour l’employ du Menestrier.</text:p>
      <text:p text:style-name="P5">Le plus fameux d’entre les nostres,</text:p>
      <text:p text:style-name="P5">*** qui fait danser les autres</text:p>
      <text:p text:style-name="P5">Quoy que mal dispos à dancer,</text:p>
      <text:p text:style-name="P5">Ne pourroit là s’en dispenser,</text:p>
      <text:p text:style-name="P5">Il n’est lourdise ou mal adresse</text:p>
      <text:p text:style-name="P5">Que cette vielle ne redresse.</text:p>
      <text:p text:style-name="P5">Vulcain grand patron des boiteux,</text:p>
      <text:p text:style-name="P5">Silene Doyen des gouteux,</text:p>
      <text:p text:style-name="P5">Sans baston, bequille, ou potence</text:p>
      <text:p text:style-name="P5">Feroient icy rage à la dance.</text:p>
      <text:p text:style-name="P5">Un cagneux pied-bot pied tortu,</text:p>
      <text:p text:style-name="P5">Diroit quelle dance veux-tu,</text:p>
      <text:p text:style-name="P5"><text:span text:style-name="_3c_pb_3e_">[20]</text:span>Un impotent, un cul de jatte</text:p>
      <text:p text:style-name="P5">Par trop bandir feroit cagatte ;</text:p>
      <text:p text:style-name="P5">Jamais bestail tant ne dança,</text:p>
      <text:p text:style-name="P5">Depuis trente mille mois en ça,</text:p>
      <text:p text:style-name="P5">Orphée à la main estourdie</text:p>
      <text:p text:style-name="P5">Sans voir teste ou jambe alourdie.</text:p>
      <text:p text:style-name="P5">Quoy ces bestes dancent encor</text:p>
      <text:p text:style-name="P5">C’est trop, Vacher sonne du cor,</text:p>
      <text:p text:style-name="P5">Bon soir le sonneur licencie,</text:p>
      <text:p text:style-name="P5">Le bestail qui le remercie,</text:p>
      <text:p text:style-name="P5">Dans sa noce on a mal dancé ;</text:p>
      <text:p text:style-name="P5">Mais il en est recompensé,</text:p>
      <text:p text:style-name="P5">Par ce bal grotesque &amp; sauvage,</text:p>
      <text:p text:style-name="P5">Qu’il fait donner à son veuv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roboto condensed" svg:font-family="'roboto condensed'"/>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19-10-26T18:52:57.46</dc:date>
    <dc:creator>Karolina Suchecka</dc:creator>
    <meta:editing-duration>PT13H32M59S</meta:editing-duration>
    <meta:editing-cycles>15</meta:editing-cycles>
    <meta:generator>OpenOffice/4.1.6$Win32 OpenOffice.org_project/416m1$Build-9790</meta:generator>
    <meta:document-statistic meta:table-count="0" meta:image-count="0" meta:object-count="0" meta:page-count="14" meta:paragraph-count="507" meta:word-count="2968" meta:character-count="16516"/>
  </office:meta>
</office:document-meta>
</file>